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f3f0" officeooo:paragraph-rsid="0010f3f0"/>
    </style:style>
    <style:style style:name="P2" style:family="paragraph" style:parent-style-name="Standard">
      <style:text-properties officeooo:paragraph-rsid="0010f3f0"/>
    </style:style>
    <style:style style:name="P3" style:family="paragraph" style:parent-style-name="Text_20_body" style:list-style-name="L1">
      <style:paragraph-properties fo:padding="0.0193in" fo:border="0.06pt solid #d9d9e3"/>
    </style:style>
    <style:style style:name="T1" style:family="text">
      <style:text-properties officeooo:rsid="0010f3f0"/>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How to remove front end from wordpress?<text:line-break/><text:line-break/></text:span>To use WordPress as a backend for a ReactJS application and remove the front-end entirely, you can create a custom WordPress plugin that exposes a REST API to the ReactJS application. Here are the general steps to achieve this:</text:p>
      <text:list text:style-name="L1">
        <text:list-item>
          <text:p text:style-name="P3">Create a custom plugin: You can create a custom WordPress plugin that contains the necessary code to expose your site's data through a REST API. You can use the WordPress REST API documentation to help you get started.</text:p>
        </text:list-item>
        <text:list-item>
          <text:p text:style-name="P3">Configure the REST API: You will need to configure the REST API to allow access to the data and functionality that your ReactJS application requires. This may include custom post types, taxonomies, and custom fields.</text:p>
        </text:list-item>
        <text:list-item>
          <text:p text:style-name="P3">Build the ReactJS application: You can build your ReactJS application to consume the REST API and display the data in your desired format.</text:p>
        </text:list-item>
        <text:list-item>
          <text:p text:style-name="P3">Remove the front-end: Once your ReactJS application is working as expected, you can remove the front-end entirely by deleting the theme files and replacing them with a minimal, empty theme.</text:p>
        </text:list-item>
      </text:list>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29T14:50:50.742000000</meta:creation-date>
    <dc:date>2023-04-29T14:56:38.330000000</dc:date>
    <meta:editing-duration>PT5M49S</meta:editing-duration>
    <meta:editing-cycles>1</meta:editing-cycles>
    <meta:document-statistic meta:table-count="0" meta:image-count="0" meta:object-count="0" meta:page-count="1" meta:paragraph-count="5" meta:word-count="176" meta:character-count="1037" meta:non-whitespace-character-count="869"/>
    <meta:generator>LibreOffice/7.5.2.2$Windows_X86_64 LibreOffice_project/53bb9681a964705cf672590721dbc85eb4d0c3a2</meta:generator>
  </office:meta>
</office:document-meta>
</file>